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size="13.5pt" style:font-size-asian="13.5pt"/>
    </style:style>
    <style:style style:name="P2" style:family="paragraph" style:parent-style-name="Body_20_Text">
      <style:paragraph-properties fo:margin-left="0.316cm" fo:margin-right="0.312cm" fo:margin-top="0cm" fo:margin-bottom="0cm" loext:contextual-spacing="false" fo:line-height="105%" fo:text-align="justify" style:justify-single-word="false" fo:text-indent="0.009cm" style:auto-text-indent="false"/>
    </style:style>
    <style:style style:name="P3" style:family="paragraph" style:parent-style-name="Body_20_Text">
      <style:paragraph-properties fo:margin-left="0.277cm" fo:margin-right="2.487cm" fo:margin-top="0.406cm" fo:margin-bottom="0cm" loext:contextual-spacing="false" fo:line-height="105%" fo:text-indent="0.009cm" style:auto-text-indent="false"/>
    </style:style>
    <style:style style:name="P4" style:family="paragraph" style:parent-style-name="Standard">
      <style:text-properties officeooo:rsid="00128e52" officeooo:paragraph-rsid="00128e52"/>
    </style:style>
    <style:style style:name="T1" style:family="text">
      <style:text-properties fo:color="#231f20"/>
    </style:style>
    <style:style style:name="T2" style:family="text">
      <style:text-properties fo:color="#231f20" style:text-scale="99%"/>
    </style:style>
    <style:style style:name="T3" style:family="text">
      <style:text-properties fo:color="#231f20" fo:font-size="8.5pt" style:font-size-asian="8.5pt"/>
    </style:style>
    <style:style style:name="T4" style:family="text">
      <style:text-properties fo:color="#231f20" fo:font-size="8.5pt" style:font-size-asian="8.5pt" style:text-scale="102%"/>
    </style:style>
    <style:style style:name="T5" style:family="text">
      <style:text-properties fo:color="#231f20" style:text-scale="123%"/>
    </style:style>
    <style:style style:name="T6" style:family="text">
      <style:text-properties fo:color="#231f20" style:text-position="super 58%" style:font-name="DejaVu Sans" style:text-scale="60%"/>
    </style:style>
    <style:style style:name="T7" style:family="text">
      <style:text-properties fo:color="#231f20" style:font-name="DejaVu Sans"/>
    </style:style>
    <style:style style:name="T8" style:family="text">
      <style:text-properties fo:color="#231f20" style:font-name="DejaVu Serif"/>
    </style:style>
    <style:style style:name="T9" style:family="text">
      <style:text-properties fo:color="#231f20" fo:font-style="italic" style:font-style-asian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ge" fo:background-color="transparent" draw:fill="none" draw:fill-color="#ffffff" fo:padding="0.15cm" fo:border="0.4pt solid #231f20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<text:span text:style-name="T2"><text:s text:c="3"/>N</text:span><text:span text:style-name="T4">OTATION</text:span><text:span text:style-name="T3"> <text:s/></text:span><text:span text:style-name="T2">:</text:span><text:span text:style-name="T1"> <text:s text:c="2"/></text:span><text:span text:style-name="T2">Soit</text:span><text:span text:style-name="T1"> </text:span><text:span text:style-name="T5">Σ</text:span><text:span text:style-name="T1"> </text:span><text:span text:style-name="T2">un</text:span><text:span text:style-name="T1"> </text:span><text:span text:style-name="T2">ensemble</text:span><text:span text:style-name="T1"> </text:span><text:span text:style-name="T2">de</text:span><text:span text:style-name="T1"> </text:span><text:span text:style-name="T2">symboles,</text:span><text:span text:style-name="T1"> </text:span><text:span text:style-name="T2">on</text:span><text:span text:style-name="T1"> </text:span><text:span text:style-name="T2">note</text:span><text:span text:style-name="T1"> </text:span><text:span text:style-name="T2">par</text:span><text:span text:style-name="T1"> </text:span><text:span text:style-name="T5">Σ</text:span><text:span text:style-name="T6">∗</text:span><text:span text:style-name="T7"> </text:span><text:span text:style-name="T2">l’ensemble</text:span><text:span text:style-name="T1"> </text:span><text:span text:style-name="T2">des</text:span><text:span text:style-name="T1"> </text:span><text:span text:style-name="T2">mots</text:span><text:span text:style-name="T1"> </text:span><text:span text:style-name="T2">sur</text:span><text:span text:style-name="T1"> </text:span><text:span text:style-name="T5">Σ</text:span><text:span text:style-name="T2">,</text:span><text:span text:style-name="T1"> </text:span><text:span text:style-name="T2">c’est-à-dire </text:span><text:span text:style-name="T1">l’ensemble des assemblages de symboles de Σ.</text:span></text:p>
      <text:p text:style-name="Standard"/>
      <text:p text:style-name="P4"><draw:frame draw:style-name="fr1" draw:name="629" text:anchor-type="char" svg:x="2.492cm" svg:y="0.552cm" svg:width="16.014cm" svg:height="3.126cm" draw:z-index="0"><draw:text-box><text:p text:style-name="P1"/><text:p text:style-name="P2"><text:span text:style-name="T2">P</text:span><text:span text:style-name="T4">ROPRIÉTÉ</text:span><text:span text:style-name="T3"> <text:s/></text:span><text:span text:style-name="T2">21.1</text:span><text:span text:style-name="T1"> </text:span><text:span text:style-name="T2">:</text:span><text:span text:style-name="T1"> <text:s/></text:span><text:span text:style-name="T2">Pour</text:span><text:span text:style-name="T1"> </text:span><text:span text:style-name="T2">l’opération</text:span><text:span text:style-name="T1"> </text:span><text:span text:style-name="T2">de</text:span><text:span text:style-name="T1"> </text:span><text:span text:style-name="T2">concaténation</text:span><text:span text:style-name="T1"> </text:span><text:span text:style-name="T2">des</text:span><text:span text:style-name="T1"> </text:span><text:span text:style-name="T2">assemblages</text:span><text:span text:style-name="T1"> </text:span><text:span text:style-name="T2">de</text:span><text:span text:style-name="T1"> </text:span><text:span text:style-name="T2">symboles,</text:span><text:span text:style-name="T1"> </text:span><text:span text:style-name="T5">Σ</text:span><text:span text:style-name="T6">∗</text:span><text:span text:style-name="T7"> </text:span><text:span text:style-name="T2">constitue </text:span><text:span text:style-name="T1">un monoïde (opération associative, admettant un élément neutre, la chaîne vide, notée </text:span><text:span text:style-name="T8">ε</text:span><text:span text:style-name="T1">) appelé </text:span><text:span text:style-name="T9">monoïde libre sur </text:span><text:span text:style-name="T1">Σ.</text:span></text:p></draw:text-box></draw:frame>Def monoid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" style:display-name="Body Text" style:family="paragraph" style:parent-style-name="Normal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us Mickunas</meta:initial-creator>
    <meta:creation-date>2019-09-27T11:15:47.09</meta:creation-date>
    <dc:date>2019-10-02T16:38:48.611977584</dc:date>
    <meta:editing-duration>PT24M4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3" meta:word-count="59" meta:character-count="372" meta:non-whitespace-character-count="308"/>
  </office:meta>
</office:document-meta>
</file>